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6e6e6" fo:min-height="3.1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cm"/>
    </style:style>
    <style:style style:name="gr5" style:family="graphic" style:parent-style-name="standard">
      <style:graphic-properties draw:stroke="none" draw:fill="solid" draw:fill-color="#e6e6e6" fo:min-height="3.328cm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6pt" fo:font-weight="bold"/>
    </style:style>
    <style:style style:name="P4" style:family="paragraph">
      <style:text-properties fo:font-size="28pt"/>
    </style:style>
    <style:style style:name="P5" style:family="paragraph">
      <style:paragraph-properties fo:margin-left="0cm" fo:margin-right="0cm" fo:margin-top="0.42cm" fo:margin-bottom="0.35cm" fo:text-indent="0cm"/>
    </style:style>
    <style:style style:name="P6" style:family="paragraph">
      <style:paragraph-properties fo:margin-left="0cm" fo:margin-right="0cm" fo:margin-top="0.42cm" fo:margin-bottom="0.35cm" fo:text-indent="0cm"/>
      <style:text-properties fo:font-size="10pt"/>
    </style:style>
    <style:style style:name="P7" style:family="paragraph">
      <style:text-properties fo:font-size="36pt"/>
    </style:style>
    <style:style style:name="P8" style:family="paragraph">
      <style:paragraph-properties fo:margin-left="0.6cm" fo:margin-right="0cm" fo:text-indent="-0.6cm"/>
    </style:style>
    <style:style style:name="T1" style:family="text">
      <style:text-properties fo:font-size="16pt" fo:font-weight="bold"/>
    </style:style>
    <style:style style:name="T2" style:family="text">
      <style:text-properties fo:font-size="14pt"/>
    </style:style>
    <style:style style:name="T3" style:family="text">
      <style:text-properties fo:font-size="16pt"/>
    </style:style>
    <style:style style:name="T4" style:family="text">
      <style:text-properties fo:font-size="16pt" fo:font-weight="normal"/>
    </style:style>
    <style:style style:name="T5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2.936cm" svg:height="0.954cm" svg:x="6.639cm" svg:y="6.812cm">
          <draw:text-box>
            <text:p text:style-name="P1">b-D-Glcp</text:p>
          </draw:text-box>
        </draw:frame>
        <draw:line draw:style-name="gr2" draw:text-style-name="P2" draw:layer="layout" svg:x1="9.9cm" svg:y1="7.3cm" svg:x2="10.862cm" svg:y2="7.3cm">
          <text:p text:style-name="P1"/>
        </draw:line>
        <draw:frame draw:style-name="gr1" draw:layer="layout" svg:width="4.134cm" svg:height="0.954cm" svg:x="11.238cm" svg:y="6.8cm">
          <draw:text-box>
            <text:p text:style-name="P1">b-D-GlcpNAc</text:p>
          </draw:text-box>
        </draw:frame>
        <draw:frame draw:style-name="gr1" draw:layer="layout" svg:width="1.349cm" svg:height="0.954cm" svg:x="9.9cm" svg:y="6.3cm">
          <draw:text-box>
            <text:p text:style-name="P1">1-4</text:p>
          </draw:text-box>
        </draw:frame>
        <draw:frame draw:style-name="gr1" draw:text-style-name="P3" draw:layer="layout" svg:width="6.606cm" svg:height="0.878cm" svg:x="6.639cm" svg:y="3cm">
          <draw:text-box>
            <text:p text:style-name="P1"><text:span text:style-name="T1">Linkage partially defined</text:span></text:p>
          </draw:text-box>
        </draw:frame>
        <draw:frame draw:style-name="gr1" draw:text-style-name="P4" draw:layer="layout" svg:width="5.641cm" svg:height="1.424cm" svg:x="15.249cm" svg:y="3cm">
          <draw:text-box>
            <text:p text:style-name="P1"><text:span text:style-name="T1">GlycoCT{HashCode}</text:span></text:p>
            <text:p text:style-name="P1"><text:span text:style-name="T2"/></text:p>
          </draw:text-box>
        </draw:frame>
        <draw:frame draw:style-name="gr3" draw:text-style-name="P6" draw:layer="layout" svg:width="6.377cm" svg:height="7.16cm" svg:x="15.623cm" svg:y="3.821cm">
          <draw:text-box>
            <text:p text:style-name="P5"><text:span text:style-name="T1">RES</text:span></text:p>
            <text:p text:style-name="P5"><text:span text:style-name="T3">1b:b-dglc-hex-1:5</text:span></text:p>
            <text:p text:style-name="P5"><text:span text:style-name="T3">2s:n-acetyl</text:span></text:p>
            <text:p text:style-name="P5"><text:span text:style-name="T3">3b:b-dglc-hex-1:5</text:span></text:p>
            <text:p text:style-name="P5"><text:span text:style-name="T1">LIN</text:span></text:p>
            <text:p text:style-name="P5"><text:span text:style-name="T4">1:1d(2-1)2n</text:span></text:p>
            <text:p text:style-name="P5"><text:span text:style-name="T3">2:1o(</text:span><text:span text:style-name="T1">4|6</text:span><text:span text:style-name="T3">-1)3d</text:span></text:p>
          </draw:text-box>
        </draw:frame>
        <draw:frame draw:style-name="gr1" draw:layer="layout" svg:width="1.349cm" svg:height="0.954cm" svg:x="9.9cm" svg:y="7.4cm">
          <draw:text-box>
            <text:p text:style-name="P1">1-6</text:p>
          </draw:text-box>
        </draw:frame>
        <draw:frame draw:style-name="gr1" draw:layer="layout" svg:width="2.936cm" svg:height="0.954cm" svg:x="6.739cm" svg:y="15.712cm">
          <draw:text-box>
            <text:p text:style-name="P1">b-D-Glcp</text:p>
          </draw:text-box>
        </draw:frame>
        <draw:line draw:style-name="gr2" draw:text-style-name="P2" draw:layer="layout" svg:x1="10cm" svg:y1="16.2cm" svg:x2="10.962cm" svg:y2="16.2cm">
          <text:p text:style-name="P1"/>
        </draw:line>
        <draw:frame draw:style-name="gr1" draw:layer="layout" svg:width="4.134cm" svg:height="0.954cm" svg:x="11.238cm" svg:y="15.7cm">
          <draw:text-box>
            <text:p text:style-name="P1">b-D-GlcpNAc</text:p>
          </draw:text-box>
        </draw:frame>
        <draw:frame draw:style-name="gr4" draw:text-style-name="P1" draw:layer="layout" svg:width="1.5cm" svg:height="0.954cm" svg:x="9.8cm" svg:y="15.046cm">
          <draw:text-box>
            <text:p text:style-name="P1">1-?</text:p>
          </draw:text-box>
        </draw:frame>
        <draw:frame draw:style-name="gr1" draw:text-style-name="P3" draw:layer="layout" svg:width="5.023cm" svg:height="0.878cm" svg:x="6.6cm" svg:y="12cm">
          <draw:text-box>
            <text:p text:style-name="P1"><text:span text:style-name="T1">Linkage undefined</text:span></text:p>
          </draw:text-box>
        </draw:frame>
        <draw:frame draw:style-name="gr1" draw:text-style-name="P4" draw:layer="layout" svg:width="5.641cm" svg:height="0.878cm" svg:x="15.305cm" svg:y="12.122cm">
          <draw:text-box>
            <text:p text:style-name="P1"><text:span text:style-name="T1">GlycoCT{HashCode}</text:span></text:p>
          </draw:text-box>
        </draw:frame>
        <draw:frame draw:style-name="gr5" draw:text-style-name="P6" draw:layer="layout" svg:width="6.377cm" svg:height="7.16cm" svg:x="15.624cm" svg:y="12.922cm">
          <draw:text-box>
            <text:p text:style-name="P5"><text:span text:style-name="T1">RES</text:span></text:p>
            <text:p text:style-name="P5"><text:span text:style-name="T3">1b:b-dglc-hex-1:5</text:span></text:p>
            <text:p text:style-name="P5"><text:span text:style-name="T3">2s:n-acetyl; </text:span></text:p>
            <text:p text:style-name="P5"><text:span text:style-name="T3">3b:b-dglc-hex-1:5</text:span></text:p>
            <text:p text:style-name="P5"><text:span text:style-name="T1">LIN</text:span></text:p>
            <text:p text:style-name="P5"><text:span text:style-name="T4">1:1d(2-1)2n</text:span></text:p>
            <text:p text:style-name="P5"><text:span text:style-name="T3">2:1o(</text:span><text:span text:style-name="T1">x</text:span><text:span text:style-name="T3">-1)3d</text:span></text:p>
          </draw:text-box>
        </draw:frame>
        <draw:rect draw:style-name="gr6" draw:text-style-name="P2" draw:layer="layout" svg:width="18.5cm" svg:height="9.5cm" svg:x="3.8cm" svg:y="1.7cm">
          <text:p text:style-name="P1"/>
        </draw:rect>
        <draw:rect draw:style-name="gr6" draw:text-style-name="P2" draw:layer="layout" svg:width="18.5cm" svg:height="9.3cm" svg:x="3.8cm" svg:y="11.2cm">
          <text:p text:style-name="P1"/>
        </draw:rect>
        <draw:frame draw:style-name="gr1" draw:text-style-name="P7" draw:layer="layout" svg:width="1.421cm" svg:height="1.656cm" svg:x="4.079cm" svg:y="2cm">
          <draw:text-box>
            <text:p text:style-name="P1"><text:span text:style-name="T5">A</text:span></text:p>
          </draw:text-box>
        </draw:frame>
        <draw:frame draw:style-name="gr1" draw:text-style-name="P7" draw:layer="layout" svg:width="1.349cm" svg:height="1.656cm" svg:x="4.08cm" svg:y="11.3cm">
          <draw:text-box>
            <text:p text:style-name="P1"><text:span text:style-name="T5">B</text:span></text:p>
          </draw:text-box>
        </draw:frame>
        <presentation:notes draw:style-name="dp2">
          <draw:page-thumbnail draw:style-name="gr7" draw:layer="layout" svg:width="14.848cm" svg:height="11.135cm" svg:x="3.07cm" svg:y="2.257cm" draw:page-number="1" presentation:class="page"/>
          <draw:frame presentation:style-name="pr1" draw:text-style-name="P8" draw:layer="layout" svg:width="16.79cm" svg:height="13.114cm" svg:x="2.098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ans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2" draw:layer="backgroundobjects" svg:width="12.889cm" svg:height="1.04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889cm" svg:height="1.048cm" svg:x="16.811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889cm" svg:height="1.048cm" svg:x="0cm" svg:y="19.94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889cm" svg:height="1.048cm" svg:x="16.811cm" svg:y="19.94cm">
        <draw:text-box>
          <text:p text:style-name="P3"><text:span text:style-name="T1"><text:page-number>1</text:page-number></text:span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1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cm" svg:y="2.257cm" presentation:class="page"/>
        <draw:frame presentation:style-name="Standard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2" draw:layer="backgroundobjects" svg:width="9.108cm" svg:height="1.484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108cm" svg:height="1.484cm" svg:x="11.88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108cm" svg:height="1.484cm" svg:x="0cm" svg:y="28.216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108cm" svg:height="1.484cm" svg:x="11.88cm" svg:y="28.216cm" presentation:class="page-number">
          <draw:text-box>
            <text:p text:style-name="P4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5-12-01T14:46:26</meta:creation-date>
    <dc:date>2007-04-24T10:19:31</dc:date>
    <dc:language>de-DE</dc:language>
    <meta:editing-cycles>20</meta:editing-cycles>
    <meta:editing-duration>PT4H42M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